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5.77cm"/>
    </style:style>
    <style:style style:name="gr10" style:family="graphic" style:parent-style-name="standard">
      <style:graphic-properties draw:fill-color="#00ae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color="#0066cc" fo:font-size="18pt"/>
    </style:style>
    <style:style style:name="P5" style:family="paragraph">
      <style:text-properties fo:font-family="'BlairMdITC TT'" style:font-pitch="variable" fo:font-size="18pt"/>
    </style:style>
    <style:style style:name="P6" style:family="paragraph">
      <style:text-properties fo:color="#0000ff" fo:font-size="18pt"/>
    </style:style>
    <style:style style:name="T1" style:family="text">
      <style:text-properties fo:font-size="18pt"/>
    </style:style>
    <style:style style:name="T2" style:family="text">
      <style:text-properties fo:color="#0000ff" fo:font-size="18pt"/>
    </style:style>
    <style:style style:name="T3" style:family="text">
      <style:text-properties fo:color="#0066cc" fo:font-size="18pt"/>
    </style:style>
    <style:style style:name="T4" style:family="text">
      <style:text-properties fo:font-family="'BlairMdITC TT'" style:font-pitch="variabl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667cm" svg:x="10.017cm" svg:y="7.223cm">
          <text:p text:style-name="P1"><text:span text:style-name="T1">IR <text:s/>In/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699cm" svg:height="2.54cm" svg:x="10.017cm" svg:y="10.779cm">
          <text:p text:style-name="P1"><text:span text:style-name="T1">SD C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53cm" svg:height="2.667cm" svg:x="16.494cm" svg:y="8.747cm">
          <text:p text:style-name="P1"><text:span text:style-name="T1">ChipKit CP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445cm" svg:height="2.54cm" svg:x="23.225cm" svg:y="8.874cm">
          <text:p text:style-name="P1"><text:span text:style-name="T1">WizN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921cm" svg:x="2.016cm" svg:y="2.143cm">
          <text:p text:style-name="P1"><text:span text:style-name="T1">Electric Appli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137cm" svg:height="0.962cm" svg:x="7.858cm" svg:y="5.826cm">
          <draw:text-box>
            <text:p><text:span text:style-name="T1">IR</text:span></text:p>
          </draw:text-box>
        </draw:frame>
        <draw:connector draw:style-name="gr4" draw:text-style-name="P1" draw:layer="layout" draw:type="line" svg:x1="9.226cm" svg:y1="8.554cm" svg:x2="6.35cm" svg:y2="5.528cm" svg:d="m9226 8554-2876-3026" svg:viewBox="0 0 2877 3027">
          <text:p/>
        </draw:connector>
        <draw:custom-shape draw:style-name="gr2" draw:text-style-name="P2" draw:layer="layout" svg:width="1.016cm" svg:height="4.699cm" svg:x="1.762cm" svg:y="5.699cm">
          <text:p text:style-name="P1"><text:span text:style-name="T1">R</text:span></text:p>
          <text:p text:style-name="P1"><text:span text:style-name="T1">E</text:span></text:p>
          <text:p text:style-name="P1"><text:span text:style-name="T1">M</text:span></text:p>
          <text:p text:style-name="P1"><text:span text:style-name="T1">O</text:span></text:p>
          <text:p text:style-name="P1"><text:span text:style-name="T1">T</text:span></text:p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996cm" svg:y1="8.479cm" svg:x2="9.151cm" svg:y2="9.002cm" svg:d="m3996 8479 5155 523" svg:viewBox="0 0 5156 524">
          <text:p/>
        </draw:connector>
        <draw:connector draw:style-name="gr5" draw:text-style-name="P1" draw:layer="layout" draw:type="line" svg:x1="14.589cm" svg:y1="8.556cm" svg:x2="16.494cm" svg:y2="10.08cm" draw:start-shape="id1" draw:start-glue-point="1" draw:end-shape="id2" draw:end-glue-point="3" svg:d="m14589 8556 1905 1524" svg:viewBox="0 0 1906 1525">
          <text:p/>
        </draw:connector>
        <draw:connector draw:style-name="gr5" draw:text-style-name="P1" draw:layer="layout" draw:type="line" svg:x1="21.447cm" svg:y1="10.08cm" svg:x2="23.225cm" svg:y2="10.144cm" draw:start-shape="id2" draw:start-glue-point="1" draw:end-shape="id3" draw:end-glue-point="3" svg:d="m21447 10080 1778 64" svg:viewBox="0 0 1779 65">
          <text:p/>
        </draw:connector>
        <draw:custom-shape draw:style-name="gr2" draw:text-style-name="P2" draw:layer="layout" svg:width="2.286cm" svg:height="3.429cm" svg:x="18.526cm" svg:y="16.367cm">
          <text:p text:style-name="P1"><text:span text:style-name="T1">Android</text:span></text:p>
          <text:p text:style-name="P1"><text:span text:style-name="T1">Phon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5.08cm" svg:height="2.413cm" svg:x="22.971cm" svg:y="14.081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4.699cm" svg:x="1.762cm" svg:y="10.906cm">
          <text:p text:style-name="P1"><text:span text:style-name="T1">S</text:span></text:p>
          <text:p text:style-name="P1"><text:span text:style-name="T1">E</text:span></text:p>
          <text:p text:style-name="P1"><text:span text:style-name="T1">N</text:span></text:p>
          <text:p text:style-name="P1"><text:span text:style-name="T1">S</text:span></text:p>
          <text:p text:style-name="P1"><text:span text:style-name="T1">O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623cm" svg:y1="12.476cm" svg:x2="8.703cm" svg:y2="9.562cm" svg:d="m3623 12476 5080-2914" svg:viewBox="0 0 5081 2915">
          <text:p/>
        </draw:connector>
        <draw:connector draw:style-name="gr5" draw:text-style-name="P1" draw:layer="layout" draw:type="line" svg:x1="14.716cm" svg:y1="12.049cm" svg:x2="16.323cm" svg:y2="10.608cm" draw:start-shape="id4" draw:start-glue-point="1" svg:d="m14716 12049 1607-1441" svg:viewBox="0 0 1608 1442">
          <text:p/>
        </draw:connector>
        <draw:connector draw:style-name="gr5" draw:text-style-name="P1" draw:layer="layout" draw:type="line" svg:x1="25.511cm" svg:y1="14.081cm" svg:x2="25.447cm" svg:y2="11.414cm" draw:start-shape="id5" draw:start-glue-point="4" draw:end-shape="id3" draw:end-glue-point="2" svg:d="m25511 14081-64-2667" svg:viewBox="0 0 65 2668">
          <text:p/>
        </draw:connector>
        <draw:connector draw:style-name="gr5" draw:text-style-name="P1" draw:layer="layout" draw:type="line" svg:x1="21.328cm" svg:y1="17.855cm" svg:x2="23.715cm" svg:y2="16.141cm" draw:end-shape="id5" draw:end-glue-point="7" svg:d="m21328 17855 2387-1714" svg:viewBox="0 0 2388 1715">
          <text:p/>
        </draw:connector>
        <draw:frame draw:style-name="gr3" draw:text-style-name="P3" draw:layer="layout" svg:width="7.444cm" svg:height="1.673cm" svg:x="21.305cm" svg:y="17.764cm">
          <draw:text-box>
            <text:p><text:span text:style-name="T1">- Send IR Command</text:span></text:p>
            <text:p><text:span text:style-name="T1">- </text:span><text:span text:style-name="T2">Receive Sensor Values</text:span></text:p>
          </draw:text-box>
        </draw:frame>
        <draw:frame draw:style-name="gr3" draw:text-style-name="P4" draw:layer="layout" svg:width="3.855cm" svg:height="0.962cm" svg:x="3.921cm" svg:y="12.103cm">
          <draw:text-box>
            <text:p><text:span text:style-name="T3">IR Sensor ?</text:span></text:p>
          </draw:text-box>
        </draw:frame>
        <draw:frame draw:style-name="gr3" draw:text-style-name="P3" draw:layer="layout" svg:width="4.528cm" svg:height="0.962cm" svg:x="3.413cm" svg:y="7.658cm">
          <draw:text-box>
            <text:p><text:span text:style-name="T1">Learn Remote</text:span></text:p>
          </draw:text-box>
        </draw:frame>
        <draw:frame draw:style-name="gr3" draw:text-style-name="P5" draw:layer="layout" svg:width="10.827cm" svg:height="1.013cm" svg:x="17.418cm" svg:y="2.273cm">
          <draw:text-box>
            <text:p><text:span text:style-name="T4">PIGEON <text:s/>H/W <text:s/>SYSTEMS</text:span></text:p>
          </draw:text-box>
        </draw:frame>
        <draw:frame draw:style-name="gr3" draw:text-style-name="P6" draw:layer="layout" svg:width="6.598cm" svg:height="1.673cm" svg:x="9.896cm" svg:y="13.573cm">
          <draw:text-box>
            <text:p><text:span text:style-name="T2">- Save Sensor Values</text:span></text:p>
            <text:p><text:span text:style-name="T2">- Share Files/Pictures</text:span></text:p>
          </draw:text-box>
        </draw:frame>
        <draw:custom-shape draw:style-name="gr1" draw:text-style-name="P2" xml:id="id6" draw:id="id6" draw:layer="layout" svg:width="4.572cm" svg:height="2.667cm" svg:x="16.621cm" svg:y="4.81cm">
          <text:p text:style-name="P1"><text:span text:style-name="T1">O/P Interfa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8.97cm" svg:y1="8.747cm" svg:x2="18.907cm" svg:y2="7.477cm" draw:start-shape="id2" draw:start-glue-point="0" draw:end-shape="id6" draw:end-glue-point="2" svg:d="m18970 8747-63-1270" svg:viewBox="0 0 64 1271">
          <text:p/>
        </draw:connector>
      </draw:page>
      <draw:page draw:name="page2" draw:style-name="dp1" draw:master-page-name="Default">
        <draw:frame draw:style-name="gr3" draw:text-style-name="P5" draw:layer="layout" svg:width="13.96cm" svg:height="1.013cm" svg:x="14.48cm" svg:y="2.213cm">
          <draw:text-box>
            <text:p><text:span text:style-name="T4">P I G E O N <text:s/>EMBEDDED BLOCK</text:span></text:p>
          </draw:text-box>
        </draw:frame>
        <draw:custom-shape draw:style-name="gr2" draw:text-style-name="P1" xml:id="id8" draw:id="id8" draw:layer="layout" svg:width="7.366cm" svg:height="2.032cm" svg:x="11.16cm" svg:y="7.985cm">
          <text:p text:style-name="P1">Pigeon Business Logic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7.366cm" svg:height="2.032cm" svg:x="6.207cm" svg:y="4.81cm">
          <text:p text:style-name="P1">IR TX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7.366cm" svg:height="2.032cm" svg:x="15.478cm" svg:y="4.81cm">
          <text:p text:style-name="P1">IR RX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7.366cm" svg:height="2.032cm" svg:x="2.016cm" svg:y="11.668cm">
          <text:p text:style-name="P1">WEB Server ??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7.366cm" svg:height="2.032cm" svg:x="20.304cm" svg:y="7.985cm">
          <text:p text:style-name="P1">SD CARD</text:p>
          <draw:enhanced-geometry svg:viewBox="0 0 21600 21600" draw:type="rectangle" draw:enhanced-path="M 0 0 L 21600 0 21600 21600 0 21600 0 0 Z N"/>
        </draw:custom-shape>
        <draw:connector draw:style-name="gr4" draw:text-style-name="P1" xml:id="id15" draw:id="id15" draw:layer="layout" svg:x1="5.699cm" svg:y1="11.668cm" svg:x2="5.699cm" svg:y2="11.668cm" draw:start-shape="id7" draw:start-glue-point="0" draw:end-shape="id7" draw:end-glue-point="0" svg:d="m5699 11668" svg:viewBox="0 0 1 1">
          <text:p/>
        </draw:connector>
        <draw:custom-shape draw:style-name="gr8" draw:text-style-name="P1" xml:id="id11" draw:id="id11" draw:layer="layout" svg:width="7.366cm" svg:height="2.032cm" svg:x="11.16cm" svg:y="11.668cm">
          <text:p text:style-name="P1">Network Drive Interface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7.366cm" svg:height="2.032cm" svg:x="20.304cm" svg:y="11.668cm">
          <text:p text:style-name="P1">Social Network Interface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7.366cm" svg:height="2.032cm" svg:x="11.16cm" svg:y="15.986cm">
          <text:p text:style-name="P1">TCP/IP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843cm" svg:y1="7.985cm" svg:x2="9.89cm" svg:y2="6.842cm" draw:start-shape="id8" draw:start-glue-point="0" draw:end-shape="id9" draw:end-glue-point="2" svg:d="m14843 7985v-571h-4953v-572" svg:viewBox="0 0 4954 1144">
          <text:p/>
        </draw:connector>
        <draw:connector draw:style-name="gr4" draw:text-style-name="P1" draw:layer="layout" svg:x1="19.161cm" svg:y1="6.842cm" svg:x2="14.843cm" svg:y2="7.985cm" draw:start-shape="id10" draw:start-glue-point="2" draw:end-shape="id8" draw:end-glue-point="0" svg:d="m19161 6842v572h-4318v571" svg:viewBox="0 0 4319 1144">
          <text:p/>
        </draw:connector>
        <draw:connector draw:style-name="gr5" draw:text-style-name="P1" draw:layer="layout" svg:x1="14.843cm" svg:y1="10.017cm" svg:x2="14.843cm" svg:y2="11.668cm" draw:start-shape="id8" draw:start-glue-point="2" draw:end-shape="id11" svg:d="m14843 10017v1651" svg:viewBox="0 0 1 1652">
          <text:p/>
        </draw:connector>
        <draw:connector draw:style-name="gr5" draw:text-style-name="P1" draw:layer="layout" svg:x1="20.304cm" svg:y1="9.001cm" svg:x2="18.526cm" svg:y2="9.001cm" draw:start-shape="id12" draw:start-glue-point="3" draw:end-shape="id8" draw:end-glue-point="1" svg:d="m20304 9001h-1778" svg:viewBox="0 0 1779 1">
          <text:p/>
        </draw:connector>
        <draw:connector draw:style-name="gr5" draw:text-style-name="P1" draw:layer="layout" svg:x1="14.843cm" svg:y1="13.7cm" svg:x2="14.843cm" svg:y2="15.986cm" draw:start-shape="id11" draw:end-shape="id13" draw:end-glue-point="0" svg:d="m14843 13700v2286" svg:viewBox="0 0 1 2287">
          <text:p/>
        </draw:connector>
        <draw:connector draw:style-name="gr4" draw:text-style-name="P1" draw:layer="layout" svg:x1="23.987cm" svg:y1="13.7cm" svg:x2="14.843cm" svg:y2="15.986cm" draw:start-shape="id14" draw:start-glue-point="2" draw:end-shape="id13" draw:end-glue-point="0" svg:d="m23987 13700v1143h-9144v1143" svg:viewBox="0 0 9145 2287">
          <text:p/>
        </draw:connector>
        <draw:connector draw:style-name="gr5" draw:text-style-name="P1" draw:layer="layout" svg:x1="5.699cm" svg:y1="13.7cm" svg:x2="14.843cm" svg:y2="15.986cm" draw:start-shape="id7" draw:start-glue-point="2" draw:end-shape="id13" draw:end-glue-point="0" svg:d="m5699 13700v1143h9144v1143" svg:viewBox="0 0 9145 2287">
          <text:p/>
        </draw:connector>
        <draw:connector draw:style-name="gr5" draw:text-style-name="P1" draw:layer="layout" svg:x1="5.699cm" svg:y1="11.668cm" svg:x2="14.843cm" svg:y2="10.017cm" draw:start-shape="id15" draw:start-glue-point="0" draw:end-shape="id8" draw:end-glue-point="2" svg:d="m5699 11668v-825h9144v-826" svg:viewBox="0 0 9145 1652">
          <text:p/>
        </draw:connector>
        <draw:connector draw:style-name="gr5" draw:text-style-name="P1" draw:layer="layout" svg:x1="23.987cm" svg:y1="11.668cm" svg:x2="14.843cm" svg:y2="10.017cm" draw:start-shape="id14" draw:start-glue-point="0" draw:end-shape="id8" draw:end-glue-point="2" svg:d="m23987 11668v-825h-9144v-826" svg:viewBox="0 0 9145 1652">
          <text:p/>
        </draw:connector>
      </draw:page>
      <draw:page draw:name="page3" draw:style-name="dp1" draw:master-page-name="Default">
        <draw:frame draw:style-name="gr9" draw:text-style-name="P5" draw:layer="layout" svg:width="16.27cm" svg:height="1.14cm" svg:x="12.43cm" svg:y="2.27cm">
          <draw:text-box>
            <text:p><text:span text:style-name="T4">P I G E O N ANDROID CLIENT BLOCK</text:span></text:p>
          </draw:text-box>
        </draw:frame>
        <draw:custom-shape draw:style-name="gr10" draw:text-style-name="P1" xml:id="id16" draw:id="id16" draw:layer="layout" svg:width="6.096cm" svg:height="1.905cm" svg:x="1.508cm" svg:y="7.731cm">
          <text:p text:style-name="P1">Display Sensor value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6.096cm" svg:height="1.905cm" svg:x="11.287cm" svg:y="12.303cm">
          <text:p text:style-name="P1">Web Interface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6.096cm" svg:height="1.905cm" svg:x="7.985cm" svg:y="7.731cm">
          <text:p text:style-name="P1">Input Command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6.096cm" svg:height="1.905cm" svg:x="14.589cm" svg:y="7.731cm">
          <text:p text:style-name="P1">Create Device Pro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7.239cm" svg:height="2.032cm" svg:x="21.193cm" svg:y="7.604cm">
          <text:p text:style-name="P1">Social Media Setting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556cm" svg:y1="9.636cm" svg:x2="14.335cm" svg:y2="12.303cm" draw:start-shape="id16" draw:start-glue-point="2" draw:end-shape="id17" draw:end-glue-point="0" svg:d="m4556 9636v1333h9779v1334" svg:viewBox="0 0 9780 2668">
          <text:p/>
        </draw:connector>
        <draw:connector draw:style-name="gr5" draw:text-style-name="P1" draw:layer="layout" svg:x1="11.033cm" svg:y1="9.636cm" svg:x2="14.335cm" svg:y2="12.303cm" draw:start-shape="id18" draw:start-glue-point="2" draw:end-shape="id17" draw:end-glue-point="0" svg:d="m11033 9636v1333h3302v1334" svg:viewBox="0 0 3303 2668">
          <text:p/>
        </draw:connector>
        <draw:connector draw:style-name="gr5" draw:text-style-name="P1" draw:layer="layout" svg:x1="17.637cm" svg:y1="9.636cm" svg:x2="14.335cm" svg:y2="12.303cm" draw:start-shape="id19" draw:start-glue-point="2" draw:end-shape="id17" draw:end-glue-point="0" svg:d="m17637 9636v1333h-3302v1334" svg:viewBox="0 0 3303 2668">
          <text:p/>
        </draw:connector>
        <draw:connector draw:style-name="gr5" draw:text-style-name="P1" draw:layer="layout" svg:x1="24.812cm" svg:y1="9.636cm" svg:x2="14.335cm" svg:y2="12.303cm" draw:start-shape="id20" draw:start-glue-point="2" draw:end-shape="id17" draw:end-glue-point="0" svg:d="m24812 9636v1333h-10477v1334" svg:viewBox="0 0 10478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4:08</meta:creation-date>
    <dc:date>2014-04-22T17:09:13</dc:date>
    <meta:editing-duration>PT11H30M38S</meta:editing-duration>
    <meta:editing-cycles>13</meta:editing-cycles>
    <meta:generator>LibreOffice/4.0.6.2$MacOSX_x86 LibreOffice_project/2e2573268451a50806fcd60ae2d9fe01dd0ce24</meta:generator>
    <meta:document-statistic meta:object-count="54"/>
  </office:meta>
</office:document-meta>
</file>